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736in"/>
    </style:style>
    <style:style style:name="Table2.F" style:family="table-column">
      <style:table-column-properties style:column-width="1.9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a8bac" officeooo:paragraph-rsid="002a8bac" style:font-size-asian="7pt" style:font-size-complex="7pt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text-properties style:font-name="Calibri1" fo:font-size="9pt" style:font-size-asian="9pt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a8bac" officeooo:paragraph-rsid="002a8bac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Abadi" fo:font-size="7pt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e5fbe" officeooo:paragraph-rsid="002e5fbe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fee7e" officeooo:paragraph-rsid="002fee7e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3df20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1ee3e" style:font-size-asian="7pt" style:font-size-complex="7pt"/>
    </style:style>
    <style:style style:name="P18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Abadi" fo:font-size="7pt" officeooo:rsid="0031ee3e" officeooo:paragraph-rsid="0031ee3e" style:font-size-asian="7pt" style:font-size-complex="7pt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8bac" officeooo:paragraph-rsid="002a8bac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a8bac" officeooo:paragraph-rsid="002a8bac" style:font-size-asian="7pt" style:font-size-complex="7pt"/>
    </style:style>
    <style:style style:name="P24" style:family="paragraph" style:parent-style-name="Standard">
      <style:paragraph-properties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25" style:family="paragraph" style:parent-style-name="Standard">
      <style:text-properties style:font-name="Calibri1" officeooo:rsid="002e5fbe" officeooo:paragraph-rsid="002e5fbe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P27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29" style:family="paragraph" style:parent-style-name="Standard">
      <style:paragraph-properties fo:line-height="115%" fo:orphans="0" fo:widows="0"/>
      <style:text-properties style:font-name="Calibri1" fo:font-size="7pt" officeooo:rsid="002e5fbe" officeooo:paragraph-rsid="002e5fbe" style:font-size-asian="7pt" style:font-size-complex="7pt"/>
    </style:style>
    <style:style style:name="P3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5fbe" officeooo:paragraph-rsid="002e5fbe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5fbe" officeooo:paragraph-rsid="002e5fbe" style:font-size-asian="7pt" style:font-size-complex="7pt"/>
    </style:style>
    <style:style style:name="P32" style:family="paragraph" style:parent-style-name="Standard">
      <style:paragraph-properties fo:line-height="115%" fo:orphans="0" fo:widows="0"/>
      <style:text-properties style:font-name="Calibri1" fo:font-size="7pt" officeooo:rsid="002eafb6" officeooo:paragraph-rsid="002eafb6" style:font-size-asian="7pt" style:font-size-complex="7pt"/>
    </style:style>
    <style:style style:name="P3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afb6" officeooo:paragraph-rsid="002eafb6" style:font-size-asian="7pt" style:font-size-complex="7pt"/>
    </style:style>
    <style:style style:name="P3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afb6" officeooo:paragraph-rsid="002eafb6" style:font-size-asian="7pt" style:font-size-complex="7pt"/>
    </style:style>
    <style:style style:name="P35" style:family="paragraph" style:parent-style-name="Standard">
      <style:paragraph-properties fo:line-height="115%" fo:orphans="0" fo:widows="0"/>
      <style:text-properties style:font-name="Calibri1" fo:font-size="7pt" officeooo:rsid="002fee7e" officeooo:paragraph-rsid="002fee7e" style:font-size-asian="7pt" style:font-size-complex="7pt"/>
    </style:style>
    <style:style style:name="P3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ee7e" officeooo:paragraph-rsid="002fee7e" style:font-size-asian="7pt" style:font-size-complex="7pt"/>
    </style:style>
    <style:style style:name="P37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3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9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4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41" style:family="paragraph" style:parent-style-name="Standard">
      <style:paragraph-properties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4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4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1ee3e" officeooo:paragraph-rsid="0031ee3e" style:font-size-asian="7pt" style:font-size-complex="7pt"/>
    </style:style>
    <style:style style:name="P4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fo:font-style="normal" officeooo:rsid="002fee7e" officeooo:paragraph-rsid="002fee7e" style:font-size-asian="7pt" style:font-style-asian="normal" style:font-size-complex="7pt" style:font-style-complex="normal"/>
    </style:style>
    <style:style style:name="P4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/>
    </style:style>
    <style:style style:name="P46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e5fbe" style:font-size-asian="7pt" style:font-size-complex="7pt"/>
    </style:style>
    <style:style style:name="T3" style:family="text">
      <style:text-properties fo:font-size="7pt" officeooo:rsid="002e9266" style:font-size-asian="7pt" style:font-size-complex="7pt"/>
    </style:style>
    <style:style style:name="T4" style:family="text">
      <style:text-properties fo:font-size="7pt" officeooo:rsid="002eafb6" style:font-size-asian="7pt" style:font-size-complex="7pt"/>
    </style:style>
    <style:style style:name="T5" style:family="text">
      <style:text-properties style:font-name="Abadi"/>
    </style:style>
    <style:style style:name="T6" style:family="text">
      <style:text-properties style:font-name="Abadi" fo:font-size="9pt" style:font-size-asian="9pt" style:font-size-complex="9pt"/>
    </style:style>
    <style:style style:name="T7" style:family="text">
      <style:text-properties style:font-name="Abadi" fo:font-size="7pt" style:font-size-asian="7pt" style:font-size-complex="7pt"/>
    </style:style>
    <style:style style:name="T8" style:family="text">
      <style:text-properties style:font-name="Abadi" fo:font-size="7pt" officeooo:rsid="002e5fbe" style:font-size-asian="7pt" style:font-size-complex="7pt"/>
    </style:style>
    <style:style style:name="T9" style:family="text">
      <style:text-properties style:font-name="Abadi" fo:font-size="7pt" officeooo:rsid="002e9266" style:font-size-asian="7pt" style:font-size-complex="7pt"/>
    </style:style>
    <style:style style:name="T10" style:family="text">
      <style:text-properties style:font-name="Abadi" fo:font-size="7pt" officeooo:rsid="002eafb6" style:font-size-asian="7pt" style:font-size-complex="7pt"/>
    </style:style>
    <style:style style:name="T11" style:family="text">
      <style:text-properties officeooo:rsid="002fee7e"/>
    </style:style>
    <style:style style:name="T12" style:family="text">
      <style:text-properties officeooo:rsid="0025054d"/>
    </style:style>
    <style:style style:name="T13" style:family="text">
      <style:text-properties officeooo:rsid="0031ee3e"/>
    </style:style>
    <style:style style:name="T14" style:family="text">
      <style:text-properties style:font-name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Energy Projection</text:p>
      <text:p text:style-name="P5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Strike</text:p>
          </table:table-cell>
          <table:table-cell table:style-name="Table1.A1" office:value-type="string">
            <text:p text:style-name="P6">Block</text:p>
          </table:table-cell>
          <table:table-cell table:style-name="Table1.A1" office:value-type="string">
            <text:p text:style-name="P6">Shoot</text:p>
          </table:table-cell>
          <table:table-cell table:style-name="Table1.A1" office:value-type="string">
            <text:p text:style-name="P6">Dodge</text:p>
          </table:table-cell>
          <table:table-cell table:style-name="Table1.A1" office:value-type="string">
            <text:p text:style-name="P6">Zap</text:p>
          </table:table-cell>
        </table:table-row>
        <table:table-row table:style-name="Table1.1">
          <table:table-cell table:style-name="Table1.A1" office:value-type="string">
            <text:p text:style-name="P26"><text:span text:style-name="T6">Blaster</text:span></text:p>
          </table:table-cell>
          <table:table-cell table:style-name="Table1.A1" office:value-type="string">
            <text:p text:style-name="P26"><text:span text:style-name="T6">MS+1</text:span></text:p>
          </table:table-cell>
          <table:table-cell table:style-name="Table1.A1" office:value-type="string">
            <text:p text:style-name="P26"><text:span text:style-name="T6">RS+1</text:span></text:p>
          </table:table-cell>
          <table:table-cell table:style-name="Table1.A1" office:value-type="string">
            <text:p text:style-name="P26"><text:span text:style-name="T6">PS+4</text:span></text:p>
          </table:table-cell>
          <table:table-cell table:style-name="Table1.A1" office:value-type="string">
            <text:p text:style-name="P26"><text:span text:style-name="T6">RW+3</text:span></text:p>
          </table:table-cell>
          <table:table-cell table:style-name="Table1.A1" office:value-type="string">
            <text:p text:style-name="P26"><text:span text:style-name="T6">PW+1</text:span></text:p>
          </table:table-cell>
        </table:table-row>
      </table:table>
      <text:p text:style-name="P4"/>
      <text:p text:style-name="P5">Special Mechanics</text:p>
      <text:p text:style-name="P46"><text:span text:style-name="T14">Power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27">Careless</text:p>
          </table:table-cell>
          <table:table-cell table:style-name="Table2.A1" office:value-type="string">
            <text:p text:style-name="P27">Trait</text:p>
          </table:table-cell>
          <table:table-cell table:style-name="Table2.A1" office:value-type="string">
            <text:p text:style-name="P27">10</text:p>
          </table:table-cell>
          <table:table-cell table:style-name="Table2.A1" office:value-type="string">
            <text:p text:style-name="P27">0</text:p>
          </table:table-cell>
          <table:table-cell table:style-name="Table2.A1" office:value-type="string">
            <text:list xml:id="list1529253406" text:style-name="WWNum2">
              <text:list-item>
                <text:p text:style-name="P28">You take no penalty when firing into melee, but your chance to hit allies on a miss is 4/12</text:p>
              </text:list-item>
            </text:list>
          </table:table-cell>
          <table:table-cell table:style-name="Table2.A1" office:value-type="string">
            <text:list xml:id="list3314672208" text:style-name="WWNum1">
              <text:list-item>
                <text:p text:style-name="P11">None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29">Energy Projection</text:p>
          </table:table-cell>
          <table:table-cell table:style-name="Table2.A1" office:value-type="string">
            <text:p text:style-name="P29">Armor, Inherent</text:p>
          </table:table-cell>
          <table:table-cell table:style-name="Table2.A1" office:value-type="string">
            <text:p text:style-name="P29">20</text:p>
          </table:table-cell>
          <table:table-cell table:style-name="Table2.A1" office:value-type="string">
            <text:p text:style-name="P29">0</text:p>
          </table:table-cell>
          <table:table-cell table:style-name="Table2.A1" office:value-type="string">
            <text:list xml:id="list103739916244671" text:continue-numbering="true" text:style-name="WWNum1">
              <text:list-item>
                <text:p text:style-name="P30">Armor (0/2/0)</text:p>
              </text:list-item>
              <text:list-item>
                <text:p text:style-name="P30">Stacking</text:p>
              </text:list-item>
              <text:list-item>
                <text:p text:style-name="P30">Every 5 points of energy damage that hits you gives you Burn Reduction (1)</text:p>
              </text:list-item>
            </text:list>
          </table:table-cell>
          <table:table-cell table:style-name="Table2.A1" office:value-type="string">
            <text:list xml:id="list103740682726061" text:continue-numbering="true" text:style-name="WWNum1">
              <text:list-item>
                <text:p text:style-name="P12">Armor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9">Energy Blast</text:p>
          </table:table-cell>
          <table:table-cell table:style-name="Table2.A1" office:value-type="string">
            <text:p text:style-name="P29">Attack, Ranged, One Target</text:p>
          </table:table-cell>
          <table:table-cell table:style-name="Table2.A1" office:value-type="string">
            <text:p text:style-name="P29">20</text:p>
          </table:table-cell>
          <table:table-cell table:style-name="Table2.A1" office:value-type="string">
            <text:p text:style-name="P29">7</text:p>
          </table:table-cell>
          <table:table-cell table:style-name="Table2.A1" office:value-type="string">
            <text:list xml:id="list103740723465070" text:continue-list="list1529253406" text:style-name="WWNum2">
              <text:list-item>
                <text:p text:style-name="P31">Damage (2d10 + SKL) (Energy)</text:p>
              </text:list-item>
              <text:list-item>
                <text:p text:style-name="P33">Accuracy (-1)</text:p>
              </text:list-item>
              <text:list-item>
                <text:p text:style-name="P31">Knock (3)</text:p>
              </text:list-item>
              <text:list-item>
                <text:p text:style-name="P31">Range Band (6)</text:p>
              </text:list-item>
            </text:list>
          </table:table-cell>
          <table:table-cell table:style-name="Table2.A1" office:value-type="string">
            <text:list xml:id="list103739248902472" text:continue-list="list103740682726061" text:style-name="WWNum1">
              <text:list-item>
                <text:p text:style-name="P20"><text:span text:style-name="T1">Accuracy +2 / x2 / +0B / 10P</text:span></text:p>
              </text:list-item>
              <text:list-item>
                <text:p text:style-name="P20"><text:span text:style-name="T1">Burn -1 / x3 / -- / 10P</text:span></text:p>
              </text:list-item>
              <text:list-item>
                <text:p text:style-name="P20"><text:span text:style-name="T1">Dmg Die / x2 / +1B / </text:span><text:span text:style-name="T2">20</text:span><text:span text:style-name="T1">P </text:span></text:p>
              </text:list-item>
              <text:list-item>
                <text:p text:style-name="P20"><text:span text:style-name="T1">Dmg Die / x2 / -2A / </text:span><text:span text:style-name="T2">2</text:span><text:span text:style-name="T1">0P</text:span></text:p>
              </text:list-item>
              <text:list-item>
                <text:p text:style-name="P20"><text:span text:style-name="T1">Range </text:span><text:span text:style-name="T3">Band</text:span><text:span text:style-name="T1"> +</text:span><text:span text:style-name="T3">2</text:span><text:span text:style-name="T1"> / x3 / +0B / </text:span><text:span text:style-name="T2">10</text:span><text:span text:style-name="T1">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2">Energy Punch</text:p>
          </table:table-cell>
          <table:table-cell table:style-name="Table2.A1" office:value-type="string">
            <text:p text:style-name="P32">Attack, Melee, One Target</text:p>
          </table:table-cell>
          <table:table-cell table:style-name="Table2.A1" office:value-type="string">
            <text:p text:style-name="P32">20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list xml:id="list103739791709248" text:continue-numbering="true" text:style-name="WWNum1">
              <text:list-item>
                <text:p text:style-name="P34">Damage (2d10 + MUS) (Energy)</text:p>
              </text:list-item>
              <text:list-item>
                <text:p text:style-name="P34">Accuracy (-1)</text:p>
              </text:list-item>
              <text:list-item>
                <text:p text:style-name="P34">Knock (3)</text:p>
              </text:list-item>
            </text:list>
          </table:table-cell>
          <table:table-cell table:style-name="Table2.A1" office:value-type="string">
            <text:list xml:id="list103740394121431" text:continue-numbering="true" text:style-name="WWNum1">
              <text:list-item>
                <text:p text:style-name="P20"><text:span text:style-name="T1">Accuracy +2 / x2 / +0B / 10P</text:span></text:p>
              </text:list-item>
              <text:list-item>
                <text:p text:style-name="P20"><text:span text:style-name="T1">Burn -1 / x3 / -- / 10P</text:span></text:p>
              </text:list-item>
              <text:list-item>
                <text:p text:style-name="P20"><text:span text:style-name="T1">Dmg Die / x3 / +1B / </text:span><text:span text:style-name="T4">2</text:span><text:span text:style-name="T1">0P</text:span></text:p>
              </text:list-item>
              <text:list-item>
                <text:p text:style-name="P20"><text:span text:style-name="T1">Dmg Die / x3 / -2A / </text:span><text:span text:style-name="T4">2</text:span><text:span text:style-name="T1">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5">Energy Transfer</text:p>
          </table:table-cell>
          <table:table-cell table:style-name="Table2.A1" office:value-type="string">
            <text:p text:style-name="P35">Utility, Full Action</text:p>
          </table:table-cell>
          <table:table-cell table:style-name="Table2.A1" office:value-type="string">
            <text:p text:style-name="P35">20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list xml:id="list103740632703559" text:continue-list="list103740723465070" text:style-name="WWNum2">
              <text:list-item>
                <text:p text:style-name="P44">Transfers one energy to or from a willing character</text:p>
              </text:list-item>
              <text:list-item>
                <text:p text:style-name="P44">Range (0)</text:p>
              </text:list-item>
              <text:list-item>
                <text:p text:style-name="P44">Can be used to power devices</text:p>
              </text:list-item>
            </text:list>
          </table:table-cell>
          <table:table-cell table:style-name="Table2.A1" office:value-type="string">
            <text:list xml:id="list103739556138158" text:continue-list="list103740394121431" text:style-name="WWNum1">
              <text:list-item>
                <text:p text:style-name="P13">Remote Transfer – Power now has Range (10) / x1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5">Energy Shield</text:p>
          </table:table-cell>
          <table:table-cell table:style-name="Table2.A1" office:value-type="string">
            <text:p text:style-name="P35">Armor, Activated, Toggle</text:p>
          </table:table-cell>
          <table:table-cell table:style-name="Table2.A1" office:value-type="string">
            <text:p text:style-name="P35">2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list xml:id="list103740202730185" text:continue-numbering="true" text:style-name="WWNum1">
              <text:list-item>
                <text:p text:style-name="P36">Armor (2/4/0)</text:p>
              </text:list-item>
            </text:list>
          </table:table-cell>
          <table:table-cell table:style-name="Table2.A1" office:value-type="string">
            <text:list xml:id="list103739384405452" text:continue-numbering="true" text:style-name="WWNum1">
              <text:list-item>
                <text:p text:style-name="P20"><text:span text:style-name="T1">Armor / x3 / 1B / 10P</text:span></text:p>
              </text:list-item>
              <text:list-item>
                <text:p text:style-name="P20"><text:span text:style-name="T1">Burn -1 / x3 / --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5">Energy Wave</text:p>
          </table:table-cell>
          <table:table-cell table:style-name="Table2.A1" office:value-type="string">
            <text:p text:style-name="P35">Attack, Area, Point-Blank</text:p>
          </table:table-cell>
          <table:table-cell table:style-name="Table2.A1" office:value-type="string">
            <text:p text:style-name="P35">20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list xml:id="list103738878376491" text:continue-numbering="true" text:style-name="WWNum1">
              <text:list-item>
                <text:p text:style-name="P36">Damage (2d8 + POW) (Energy)</text:p>
              </text:list-item>
              <text:list-item>
                <text:p text:style-name="P36">Knock (3)</text:p>
              </text:list-item>
              <text:list-item>
                <text:p text:style-name="P36">Extra Knock (1)</text:p>
              </text:list-item>
              <text:list-item>
                <text:p text:style-name="P36">Cone (3)</text:p>
              </text:list-item>
              <text:list-item>
                <text:p text:style-name="P36">Negated By (Reflex)</text:p>
              </text:list-item>
            </text:list>
          </table:table-cell>
          <table:table-cell table:style-name="Table2.A1" office:value-type="string">
            <text:list xml:id="list103740726044448" text:continue-numbering="true" text:style-name="WWNum1">
              <text:list-item>
                <text:p text:style-name="P9">Burn -1 / x3 / -- / 10P</text:p>
              </text:list-item>
              <text:list-item>
                <text:p text:style-name="P15">Dmg Step / x<text:span text:style-name="T12">2</text:span> / +1B / 20P</text:p>
              </text:list-item>
              <text:list-item>
                <text:p text:style-name="P9"><text:span text:style-name="T11">Cone</text:span> +1 / x2 / +1B / 1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7">Lightning Shot</text:p>
          </table:table-cell>
          <table:table-cell table:style-name="Table2.A9" office:value-type="string">
            <text:p text:style-name="P37">Trait</text:p>
          </table:table-cell>
          <table:table-cell table:style-name="Table2.A9" office:value-type="string">
            <text:p text:style-name="P37">20</text:p>
          </table:table-cell>
          <table:table-cell table:style-name="Table2.A9" office:value-type="string">
            <text:p text:style-name="P37">0</text:p>
          </table:table-cell>
          <table:table-cell table:style-name="Table2.A9" office:value-type="string">
            <text:list xml:id="list103739018622639" text:continue-numbering="true" text:style-name="WWNum1">
              <text:list-item>
                <text:p text:style-name="P38">Once per combat, you may use a missile attack as a free action that does not end your turn. You can still only take a single attack in any given round.</text:p>
              </text:list-item>
            </text:list>
          </table:table-cell>
          <table:table-cell table:style-name="Table2.A9" office:value-type="string">
            <text:list xml:id="list103739625691925" text:continue-numbering="true" text:style-name="WWNum1">
              <text:list-item>
                <text:p text:style-name="P9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7">Line of Fire</text:p>
          </table:table-cell>
          <table:table-cell table:style-name="Table2.A1" office:value-type="string">
            <text:p text:style-name="P37">Trait</text:p>
          </table:table-cell>
          <table:table-cell table:style-name="Table2.A1" office:value-type="string">
            <text:p text:style-name="P37">1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list xml:id="list103739277745115" text:continue-numbering="true" text:style-name="WWNum1">
              <text:list-item>
                <text:p text:style-name="P16">If you miss your target with a ranged attack, the attack continues on and you must attack the second person in the line of fire, then the third, etc.</text:p>
              </text:list-item>
              <text:list-item>
                <text:p text:style-name="P38">The attack continues until it hit someone, a barrier, or flies off the map</text:p>
              </text:list-item>
            </text:list>
          </table:table-cell>
          <table:table-cell table:style-name="Table2.A1" office:value-type="string">
            <text:list xml:id="list103740453765432" text:continue-numbering="true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4">Luminary</text:p>
          </table:table-cell>
          <table:table-cell table:style-name="Table2.A1" office:value-type="string">
            <text:p text:style-name="P24">Utility</text:p>
          </table:table-cell>
          <table:table-cell table:style-name="Table2.A1" office:value-type="string">
            <text:p text:style-name="P24">1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list xml:id="list103740285649330" text:continue-list="list103740632703559" text:style-name="WWNum2">
              <text:list-item>
                <text:p text:style-name="P42">You can glow to varying degrees of brightness, lighting a radius of between 2 and 50 hexes.</text:p>
              </text:list-item>
              <text:list-item>
                <text:p text:style-name="P42">Penalties for normal darkness are eliminated, but supernatural darkness is not dispelled by this power.</text:p>
              </text:list-item>
            </text:list>
          </table:table-cell>
          <table:table-cell table:style-name="Table2.A1" office:value-type="string">
            <text:list xml:id="list103738878007072" text:continue-list="list103740453765432" text:style-name="WWNum1">
              <text:list-item>
                <text:p text:style-name="P19">Area / x3 / +1B / 10P</text:p>
              </text:list-item>
              <text:list-item>
                <text:p text:style-name="P19">Blinding Radiance – Adds Dodge (1) to the power / x1 / +1B / 20P</text:p>
              </text:list-item>
              <text:list-item>
                <text:p text:style-name="P19">Searing Radiance – Adds Damage (1) (Penetrating, Energy, Light) to the power / x1 / +1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4">N-Ray Vision</text:p>
          </table:table-cell>
          <table:table-cell table:style-name="Table2.A1" office:value-type="string">
            <text:p text:style-name="P24">Utility</text:p>
          </table:table-cell>
          <table:table-cell table:style-name="Table2.A1" office:value-type="string">
            <text:p text:style-name="P24">20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list xml:id="list103740034625523" text:continue-numbering="true" text:style-name="WWNum1">
              <text:list-item>
                <text:p text:style-name="P45"><text:span text:style-name="T1">You can see into an unusual energy spectrum (Infrared, Ultraviolet, X-Ray, etc.) chosen when you buy this power</text:span></text:p>
              </text:list-item>
              <text:list-item>
                <text:p text:style-name="P45"><text:span text:style-name="T1">You may be immune to certain darkness, invisibility effects that do not include your specific type of vision</text:span></text:p>
              </text:list-item>
            </text:list>
          </table:table-cell>
          <table:table-cell table:style-name="Table2.A1" office:value-type="string">
            <text:list xml:id="list103739204429761" text:continue-numbering="true" text:style-name="WWNum1">
              <text:list-item>
                <text:p text:style-name="P20"><text:span text:style-name="T1">No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9">Point-Blank Shot</text:p>
          </table:table-cell>
          <table:table-cell table:style-name="Table2.A1" office:value-type="string">
            <text:p text:style-name="P39">Trait</text:p>
          </table:table-cell>
          <table:table-cell table:style-name="Table2.A1" office:value-type="string">
            <text:p text:style-name="P39">10</text:p>
          </table:table-cell>
          <table:table-cell table:style-name="Table2.A1" office:value-type="string">
            <text:p text:style-name="P39">0</text:p>
          </table:table-cell>
          <table:table-cell table:style-name="Table2.A1" office:value-type="string">
            <text:list xml:id="list103740858021333" text:continue-list="list103740285649330" text:style-name="WWNum2">
              <text:list-item>
                <text:p text:style-name="P40">If you fire a ranged attack from within the first range band, the attack gets Accuracy (1) and Damage (3)</text:p>
              </text:list-item>
            </text:list>
          </table:table-cell>
          <table:table-cell table:style-name="Table2.A1" office:value-type="string">
            <text:list xml:id="list103740802263311" text:continue-numbering="true" text:style-name="WWNum2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4">Power Leap</text:p>
          </table:table-cell>
          <table:table-cell table:style-name="Table2.A1" office:value-type="string">
            <text:p text:style-name="P24">Movement</text:p>
          </table:table-cell>
          <table:table-cell table:style-name="Table2.A1" office:value-type="string">
            <text:p text:style-name="P24">2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list xml:id="list103740199918395" text:continue-list="list103739204429761" text:style-name="WWNum1">
              <text:list-item>
                <text:p text:style-name="P43">Jump (12)</text:p>
              </text:list-item>
            </text:list>
          </table:table-cell>
          <table:table-cell table:style-name="Table2.A1" office:value-type="string">
            <text:list xml:id="list103739427803325" text:continue-numbering="true" text:style-name="WWNum1">
              <text:list-item>
                <text:p text:style-name="P17">Burn -1 / x3 / -- / 10P</text:p>
              </text:list-item>
              <text:list-item>
                <text:p text:style-name="P19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7">Quick Draw</text:p>
          </table:table-cell>
          <table:table-cell table:style-name="Table2.A1" office:value-type="string">
            <text:p text:style-name="P37">Trait</text:p>
          </table:table-cell>
          <table:table-cell table:style-name="Table2.A1" office:value-type="string">
            <text:p text:style-name="P37">10</text:p>
          </table:table-cell>
          <table:table-cell table:style-name="Table2.A1" office:value-type="string">
            <text:p text:style-name="P37">0</text:p>
          </table:table-cell>
          <table:table-cell table:style-name="Table2.A1" office:value-type="string">
            <text:list xml:id="list103740420927460" text:continue-numbering="true" text:style-name="WWNum1">
              <text:list-item>
                <text:p text:style-name="P38">Your missile attacks give you +2 initiative</text:p>
              </text:list-item>
              <text:list-item>
                <text:p text:style-name="P38">If you attack someone with a lower initiative than you, you get +1 Accuracy</text:p>
              </text:list-item>
            </text:list>
          </table:table-cell>
          <table:table-cell table:style-name="Table2.A1" office:value-type="string">
            <text:list xml:id="list103738855663903" text:continue-numbering="true" text:style-name="WWNum1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4">Repulsion Field</text:p>
          </table:table-cell>
          <table:table-cell table:style-name="Table2.A1" office:value-type="string">
            <text:p text:style-name="P24">Attack, Area, Point-Blank</text:p>
          </table:table-cell>
          <table:table-cell table:style-name="Table2.A1" office:value-type="string">
            <text:p text:style-name="P24">20</text:p>
          </table:table-cell>
          <table:table-cell table:style-name="Table2.A1" office:value-type="string">
            <text:p text:style-name="P24">8</text:p>
          </table:table-cell>
          <table:table-cell table:style-name="Table2.A1" office:value-type="string">
            <text:list xml:id="list103739413271422" text:continue-numbering="true" text:style-name="WWNum1">
              <text:list-item>
                <text:p text:style-name="P43">Damage (2d8 + POW) (Energy)</text:p>
              </text:list-item>
              <text:list-item>
                <text:p text:style-name="P43">Knock (3)</text:p>
              </text:list-item>
              <text:list-item>
                <text:p text:style-name="P43">Extra Knock (2)</text:p>
              </text:list-item>
              <text:list-item>
                <text:p text:style-name="P43">Negated By (Reflex)</text:p>
              </text:list-item>
            </text:list>
          </table:table-cell>
          <table:table-cell table:style-name="Table2.A1" office:value-type="string">
            <text:list xml:id="list103738774263019" text:continue-numbering="true" text:style-name="WWNum1">
              <text:list-item>
                <text:p text:style-name="P9">Burn -1 / x3 / -- / 10P</text:p>
              </text:list-item>
              <text:list-item>
                <text:p text:style-name="P15">Dmg Step / x<text:span text:style-name="T12">2</text:span> / +1B / 20P</text:p>
              </text:list-item>
              <text:list-item>
                <text:p text:style-name="P9"><text:span text:style-name="T13">Radius</text:span> +1 / x2 / +1B / <text:span text:style-name="T13">2</text:span>0P</text:p>
              </text:list-item>
              <text:list-item>
                <text:p text:style-name="P9">Save DL +2 / x3 / +1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7">Splash</text:p>
          </table:table-cell>
          <table:table-cell table:style-name="Table2.A9" office:value-type="string">
            <text:p text:style-name="P37">Adder, Ranged</text:p>
          </table:table-cell>
          <table:table-cell table:style-name="Table2.A9" office:value-type="string">
            <text:p text:style-name="P37">30</text:p>
          </table:table-cell>
          <table:table-cell table:style-name="Table2.A9" office:value-type="string">
            <text:p text:style-name="P37">2</text:p>
          </table:table-cell>
          <table:table-cell table:style-name="Table2.A9" office:value-type="string">
            <text:list xml:id="list103739906872353" text:continue-numbering="true" text:style-name="WWNum1">
              <text:list-item>
                <text:p text:style-name="P38">Your missile attacks gain a small area component</text:p>
              </text:list-item>
              <text:list-item>
                <text:p text:style-name="P38">When you damage a target with your attack, you also do ½ damage to adjacent characters</text:p>
              </text:list-item>
            </text:list>
          </table:table-cell>
          <table:table-cell table:style-name="Table2.A9" office:value-type="string">
            <text:list xml:id="list103739088500341" text:continue-numbering="true" text:style-name="WWNum1">
              <text:list-item>
                <text:p text:style-name="P9">None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7</meta:editing-cycles>
    <meta:creation-date>2022-06-06T19:36:00</meta:creation-date>
    <dc:date>2022-11-26T10:37:38.656000000</dc:date>
    <meta:editing-duration>PT6H20M29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5" meta:word-count="742" meta:character-count="3201" meta:non-whitespace-character-count="2680"/>
    <meta:user-defined meta:name="AppVersion">16.0000</meta:user-defined>
    <meta:template xlink:type="simple" xlink:actuate="onRequest" xlink:title="Normal.dotm" xlink:href=""/>
  </office:meta>
</office:document-meta>
</file>